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12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5.15mm"/>
    </style:style>
    <style:style style:name="co13" style:family="table-column">
      <style:table-column-properties fo:break-before="auto" style:column-width="18.84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12.61mm"/>
    </style:style>
    <style:style style:name="co18" style:family="table-column">
      <style:table-column-properties fo:break-before="auto" style:column-width="7.97mm"/>
    </style:style>
    <style:style style:name="co19" style:family="table-column">
      <style:table-column-properties fo:break-before="auto" style:column-width="27.92mm"/>
    </style:style>
    <style:style style:name="co20" style:family="table-column">
      <style:table-column-properties fo:break-before="auto" style:column-width="4.89mm"/>
    </style:style>
    <style:style style:name="co21" style:family="table-column">
      <style:table-column-properties fo:break-before="auto" style:column-width="20.6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float" office:value="3.063985" calcext:value-type="float">
            <text:p>3,064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3.063985" calcext:value-type="float">
            <text:p>3,064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float" office:value="3.225895" calcext:value-type="float">
            <text:p>3,226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3.225895" calcext:value-type="float">
            <text:p>3,226</text:p>
          </table:table-cell>
          <table:table-cell table:style-name="ce4" table:formula="of:=[.E6]/[.$E$5]" office:value-type="float" office:value="1.05284294799093" calcext:value-type="float">
            <text:p>1,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marrage.G4]" office:value-type="float" office:value="25.136501" calcext:value-type="float">
            <text:p>25,137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25.136501" calcext:value-type="float">
            <text:p>25,137</text:p>
          </table:table-cell>
          <table:table-cell table:style-name="ce4" table:formula="of:=[.E7]/[.$E$5]" office:value-type="float" office:value="8.203859026725" calcext:value-type="float">
            <text:p>8,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float" office:value="59.376301" calcext:value-type="float">
            <text:p>59,376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59.376301" calcext:value-type="float">
            <text:p>59,376</text:p>
          </table:table-cell>
          <table:table-cell table:style-name="ce4" table:formula="of:=[.E8]/[.$E$5]" office:value-type="float" office:value="19.378783185949" calcext:value-type="float">
            <text:p>19,4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28.534512" calcext:value-type="float">
            <text:p>28,535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.D14]/[.C14]" office:value-type="float" office:value="0.183738204459218" calcext:value-type="float">
            <text:p>0,184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28.122008" calcext:value-type="float">
            <text:p>28,122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.D15]/[.C15]" office:value-type="float" office:value="0.186433344304575" calcext:value-type="float">
            <text:p>0,186</text:p>
          </table:table-cell>
          <table:table-cell table:style-name="ce4" table:formula="of:=[.E15]/[.$E$14]" office:value-type="float" office:value="1.01466836934262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float" office:value="15.325314" calcext:value-type="float">
            <text:p>15,325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.D16]/[.C16]" office:value-type="float" office:value="0.342105877895879" calcext:value-type="float">
            <text:p>0,342</text:p>
          </table:table-cell>
          <table:table-cell table:style-name="ce4" table:formula="of:=[.E16]/[.$E$14]" office:value-type="float" office:value="1.86192021905718" calcext:value-type="float">
            <text:p>1,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0.12679" calcext:value-type="float">
            <text:p>0,127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.D17]/[.C17]" office:value-type="float" office:value="41.350895181008" calcext:value-type="float">
            <text:p>41,351</text:p>
          </table:table-cell>
          <table:table-cell table:style-name="ce4" table:formula="of:=[.E17]/[.$E$14]" office:value-type="float" office:value="225.053332281726" calcext:value-type="float">
            <text:p>225,1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06" calcext:value-type="float">
            <text:p>1,06</text:p>
          </table:table-cell>
          <table:table-cell office:value-type="float" office:value="1.232" calcext:value-type="float">
            <text:p>1,232</text:p>
          </table:table-cell>
          <table:table-cell office:value-type="float" office:value="3.063985" calcext:value-type="float">
            <text:p>3,06398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12" calcext:value-type="float">
            <text:p>1,212</text:p>
          </table:table-cell>
          <table:table-cell office:value-type="float" office:value="1.256" calcext:value-type="float">
            <text:p>1,256</text:p>
          </table:table-cell>
          <table:table-cell office:value-type="float" office:value="3.225895" calcext:value-type="float">
            <text:p>3,22589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.004" calcext:value-type="float">
            <text:p>18,004</text:p>
          </table:table-cell>
          <table:table-cell office:value-type="float" office:value="26.62" calcext:value-type="float">
            <text:p>26,62</text:p>
          </table:table-cell>
          <table:table-cell office:value-type="float" office:value="25.136501" calcext:value-type="float">
            <text:p>25,1365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.156" calcext:value-type="float">
            <text:p>53,156</text:p>
          </table:table-cell>
          <table:table-cell office:value-type="float" office:value="6.208" calcext:value-type="float">
            <text:p>6,208</text:p>
          </table:table-cell>
          <table:table-cell office:value-type="float" office:value="59.376301" calcext:value-type="float">
            <text:p>59,376301</text:p>
          </table:table-cell>
          <table:table-cell table:number-columns-repeated="8"/>
        </table:table-row>
        <table:table-row table:style-name="ro1" table:number-rows-repeated="7">
          <table:table-cell table:number-columns-repeated="15"/>
        </table:table-row>
        <table:table-row table:style-name="ro2" table:number-rows-repeated="5">
          <table:table-cell table:number-columns-repeated="15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8.536" calcext:value-type="float">
            <text:p>28,536</text:p>
          </table:table-cell>
          <table:table-cell office:value-type="float" office:value="0" calcext:value-type="float">
            <text:p>0</text:p>
          </table:table-cell>
          <table:table-cell office:value-type="float" office:value="28.534512" calcext:value-type="float">
            <text:p>28,5345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8.12" calcext:value-type="float">
            <text:p>28,12</text:p>
          </table:table-cell>
          <table:table-cell office:value-type="float" office:value="0" calcext:value-type="float">
            <text:p>0</text:p>
          </table:table-cell>
          <table:table-cell office:value-type="float" office:value="28.122008" calcext:value-type="float">
            <text:p>28,12200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60.404" calcext:value-type="float">
            <text:p>60,404</text:p>
          </table:table-cell>
          <table:table-cell office:value-type="float" office:value="0.236" calcext:value-type="float">
            <text:p>0,236</text:p>
          </table:table-cell>
          <table:table-cell office:value-type="float" office:value="15.325314" calcext:value-type="float">
            <text:p>15,32531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112" calcext:value-type="float">
            <text:p>0,112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679" calcext:value-type="float">
            <text:p>0,1267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2" table:number-rows-repeated="5">
          <table:table-cell table:number-columns-repeated="15"/>
        </table:table-row>
        <table:table-row table:style-name="ro1" table:number-rows-repeated="104856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4:09:20.707876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7-10-31T16:03:36.585667723</dc:date>
    <meta:editing-duration>PT7H17M46S</meta:editing-duration>
    <meta:editing-cycles>30</meta:editing-cycles>
    <meta:generator>LibreOffice/5.3.1.2$Linux_X86_64 LibreOffice_project/30m0$Build-2</meta:generator>
    <meta:document-statistic meta:table-count="3" meta:cell-count="122" meta:object-count="0"/>
  </office:meta>
</office:document-meta>
</file>